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05T10:05:27" calcext:value-type="date">
            <text:p>2023-11-05 10:05:27</text:p>
          </table:table-cell>
          <table:table-cell table:style-name="ce22" office:value-type="date" office:date-value="2023-11-05" calcext:value-type="date">
            <text:p>2023-11-05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0H05M27S" calcext:value-type="time">
            <text:p>10:05:2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05T10:05:27" calcext:value-type="date">
            <text:p>2023-11-05 10:05:27</text:p>
          </table:table-cell>
          <table:table-cell table:style-name="ce23" office:value-type="date" office:date-value="2023-11-05" calcext:value-type="date">
            <text:p>2023-11-05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2H05M27S" calcext:value-type="time">
            <text:p>22:05:2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05T10:05:27" calcext:value-type="date">
            <text:p>2023-11-05 10:05:27</text:p>
          </table:table-cell>
          <table:table-cell table:style-name="ce24" office:value-type="date" office:date-value="2023-11-05" calcext:value-type="date">
            <text:p>2023-11-05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0H05M27S" calcext:value-type="time">
            <text:p>10:05:2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05T10:05:27" calcext:value-type="date">
            <text:p>2023-11-05 10:05:27</text:p>
          </table:table-cell>
          <table:table-cell table:style-name="ce25" office:value-type="date" office:date-value="2023-11-05" calcext:value-type="date">
            <text:p>2023-11-05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2H05M27S" calcext:value-type="time">
            <text:p>22:05:27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05T10:05:27" calcext:value-type="date">
            <text:p>2023-11-05 10:05:27</text:p>
          </table:table-cell>
          <table:table-cell table:style-name="ce26" office:value-type="date" office:date-value="2023-11-05" calcext:value-type="date">
            <text:p>2023-11-05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0H05M27S" calcext:value-type="time">
            <text:p>10:05:2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05T10:05:27" calcext:value-type="date">
            <text:p>2023-11-05 10:05:27</text:p>
          </table:table-cell>
          <table:table-cell table:style-name="ce27" office:value-type="date" office:date-value="2023-11-05" calcext:value-type="date">
            <text:p>2023-11-05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2H05M27S" calcext:value-type="time">
            <text:p>22:05:2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05T10:05:27" calcext:value-type="date">
            <text:p>2023-11-05 10:05:27</text:p>
          </table:table-cell>
          <table:table-cell table:style-name="ce28" office:value-type="date" office:date-value="2023-11-05" calcext:value-type="date">
            <text:p>2023-11-05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0H05M27S" calcext:value-type="time">
            <text:p>10:05:2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05T10:05:27" calcext:value-type="date">
            <text:p>2023-11-05 10:05:27</text:p>
          </table:table-cell>
          <table:table-cell table:style-name="ce29" office:value-type="date" office:date-value="2023-11-05" calcext:value-type="date">
            <text:p>2023-11-05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2H05M27S" calcext:value-type="time">
            <text:p>22:05:2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05T10:05:27" calcext:value-type="date">
            <text:p>2023-11-05 10:05:27</text:p>
          </table:table-cell>
          <table:table-cell table:style-name="ce30" office:value-type="date" office:date-value="2023-11-05" calcext:value-type="date">
            <text:p>2023-11-05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0H05M27S" calcext:value-type="time">
            <text:p>10:05:2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05T10:05:27" calcext:value-type="date">
            <text:p>2023-11-05 10:05:27</text:p>
          </table:table-cell>
          <table:table-cell table:style-name="ce31" office:value-type="date" office:date-value="2023-11-05" calcext:value-type="date">
            <text:p>2023-11-05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2H05M27S" calcext:value-type="time">
            <text:p>22:05:2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05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11-05T10:05:27" calcext:value-type="date">
            <text:p>2023-11-05 10:05:27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11-05T10:05:27" calcext:value-type="date">
            <text:p>2023-11-05 10:05:27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11-05T10:05:27" calcext:value-type="date">
            <text:p>2023-11-05 10:05:27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1.566462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0.845878" calcext:value-type="float">
            <text:p>0,85</text:p>
          </table:table-cell>
          <table:table-cell office:value-type="float" office:value="0.00306321223021583" calcext:value-type="float">
            <text:p>0,003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62341" calcext:value-type="float">
            <text:p>0,06</text:p>
          </table:table-cell>
          <table:table-cell office:value-type="float" office:value="0.00445292857142857" calcext:value-type="float">
            <text:p>0,004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18366" calcext:value-type="float">
            <text:p>0,02</text:p>
          </table:table-cell>
          <table:table-cell office:value-type="float" office:value="0.0015305" calcext:value-type="float">
            <text:p>0,00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67929" calcext:value-type="float">
            <text:p>0,07</text:p>
          </table:table-cell>
          <table:table-cell office:value-type="float" office:value="0.00754766666666667" calcext:value-type="float">
            <text:p>0,007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88738" calcext:value-type="float">
            <text:p>0,19</text:p>
          </table:table-cell>
          <table:table-cell office:value-type="float" office:value="0.0377476" calcext:value-type="float">
            <text:p>0,037748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183252" calcext:value-type="float">
            <text:p>1,1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0:05:26.9315017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0:05:26</meta:creation-date>
    <meta:generator>LibreOffice/7.5.7.1$Linux_X86_64 LibreOffice_project/50$Build-1</meta:generator>
    <meta:editing-duration>PT2S</meta:editing-duration>
    <meta:editing-cycles>2</meta:editing-cycles>
    <meta:initial-creator>Turulomio</meta:initial-creator>
    <dc:description>Este fichero ha sido generado con UnoGenerator-0.34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11-05T10:05:28.927981979</dc:date>
    <dc:title>Ejemplo ODS con UnoGenerator</dc:title>
    <meta:document-statistic meta:table-count="9" meta:cell-count="3414" meta:object-count="0"/>
  </office:meta>
</office:document-meta>
</file>